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Kentwood Conquerer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rod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il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rod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oor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il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Wil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emerritt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or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Campbel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Huert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uert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Huert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Campbel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Moor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Moor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Campb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Huerta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Wilson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Campbel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ampbel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Huerta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ill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Huerta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07:44:21.5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7S</meta:editing-duration>
    <meta:editing-cycles>11</meta:editing-cycles>
    <meta:generator>LibreOffice/5.1.5.2$Windows_x86 LibreOffice_project/7a864d8825610a8c07cfc3bc01dd4fce6a9447e5</meta:generator>
    <dc:date>2017-11-26T07:57:49.668000000</dc:date>
    <meta:document-statistic meta:table-count="3" meta:cell-count="328" meta:object-count="0"/>
    <meta:user-defined meta:name="Info 1"/>
    <meta:user-defined meta:name="Info 2"/>
    <meta:user-defined meta:name="Info 3"/>
    <meta:user-defined meta:name="Info 4"/>
  </office:meta>
</office:document-meta>
</file>